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e18e" officeooo:paragraph-rsid="0001e18e"/>
    </style:style>
    <style:style style:name="P2" style:family="paragraph" style:parent-style-name="Standard">
      <style:text-properties officeooo:rsid="00038a34" officeooo:paragraph-rsid="00038a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weather today is not very good. It is a grey cold day. To day we have the 28. February 2017.</text:p>
      <text:p text:style-name="P2">The next ste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9:27:18.354291295</meta:creation-date>
    <dc:date>2017-02-28T10:05:13.058295146</dc:date>
    <meta:editing-duration>PT1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4" meta:character-count="110" meta:non-whitespace-character-count="88"/>
  </office:meta>
</office:document-meta>
</file>